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0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bold" style:font-weight-asian="bold" fo:font-weight="bold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182"/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Step</text:p>
          </table:table-cell>
          <table:table-cell table:style-name="ce195" office:value-type="string" calcext:value-type="string">
            <text:p>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30M00S" calcext:value-type="time">
            <text:p>03:30</text:p>
          </table:table-cell>
          <table:table-cell table:style-name="ce196" table:formula="of:=['8. Finalization'.$J$3]" office:value-type="time" office:time-value="PT22H15M00S" calcext:value-type="time">
            <text:p>22:15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table:number-columns-repeated="4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7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4">g" (</text:span><text:span text:style-name="T5">'Debug' @ regression</text:span><text:span text:style-name="T4">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Set </text:span><text:span text:style-name="T11">ProductBuildDesignation</text:span><text:span text:style-name="T7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Set </text:span><text:span text:style-name="T11">ProductVerisonStabilityIndication</text:span><text:span text:style-name="T7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2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2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2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2">Archive </text:span><text:span text:style-name="T13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3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4">" (Debug @ Regression + </text:span><text:span text:style-name="T5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5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5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– ReadMe.txt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1])+[.G22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18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18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8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8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0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0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1])+[.G22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6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4])+[.G35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7])+[.G48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30M00S" calcext:value-type="time">
            <text:p>03:3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ubmit news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9H30M00S" calcext:value-type="time">
            <text:p>19:30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-mail to the YAT mailing list (Attention: Mail delay up to 60 min !!!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and verify working copy (wait for a few days in case of a severe issue)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38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<text:span text:style-name="T4"> (236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.00.0000</text:date>, <text:time style:data-style-name="N2" text:time-value="20:11:11.7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10H34M6S</meta:editing-duration>
    <meta:editing-cycles>426</meta:editing-cycles>
    <meta:generator>LibreOffice/6.1.5.2$Windows_X86_64 LibreOffice_project/90f8dcf33c87b3705e78202e3df5142b201bd805</meta:generator>
    <meta:initial-creator>Matthias Kläy</meta:initial-creator>
    <dc:date>2019-10-02T22:08:33.115000000</dc:date>
    <meta:print-date>2019-08-15T21:30:34.524000000</meta:print-date>
    <meta:document-statistic meta:table-count="9" meta:cell-count="1401" meta:object-count="0"/>
  </office:meta>
</office:document-meta>
</file>